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tt_1" table:style-name="ta1">
        <table:shapes>
          <draw:frame draw:z-index="0" draw:style-name="gr1" draw:text-style-name="P1" svg:width="1347.11pt" svg:height="560.92pt" svg:x="63.58pt" svg:y="91.87pt">
            <loext:p draw:notify-on-update-of-ranges="test_tt_1.B1:test_tt_1.CW1 test_tt_1.A2:test_tt_1.A2 test_tt_1.B2:test_tt_1.CW2 test_tt_1.B1:test_tt_1.CW1 test_tt_1.A5:test_tt_1.A5 test_tt_1.B5:test_tt_1.CW5 test_tt_1.B1:test_tt_1.CW1 test_tt_1.A4:test_tt_1.A4 test_tt_1.B4:test_tt_1.CW4 test_tt_1.B1:test_tt_1.CW1 test_tt_1.A3:test_tt_1.A3 test_tt_1.B3:test_tt_1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formula="of:=[.BM1]+1" office:value-type="float" office:value="64" calcext:value-type="float">
            <text:p>64</text:p>
          </table:table-cell>
          <table:table-cell table:formula="of:=[.BN1]+1" office:value-type="float" office:value="65" calcext:value-type="float">
            <text:p>65</text:p>
          </table:table-cell>
          <table:table-cell table:formula="of:=[.BO1]+1" office:value-type="float" office:value="66" calcext:value-type="float">
            <text:p>66</text:p>
          </table:table-cell>
          <table:table-cell table:formula="of:=[.BP1]+1" office:value-type="float" office:value="67" calcext:value-type="float">
            <text:p>67</text:p>
          </table:table-cell>
          <table:table-cell table:formula="of:=[.BQ1]+1" office:value-type="float" office:value="68" calcext:value-type="float">
            <text:p>68</text:p>
          </table:table-cell>
          <table:table-cell table:formula="of:=[.BR1]+1" office:value-type="float" office:value="69" calcext:value-type="float">
            <text:p>69</text:p>
          </table:table-cell>
          <table:table-cell table:formula="of:=[.BS1]+1" office:value-type="float" office:value="70" calcext:value-type="float">
            <text:p>70</text:p>
          </table:table-cell>
          <table:table-cell table:formula="of:=[.BT1]+1" office:value-type="float" office:value="71" calcext:value-type="float">
            <text:p>71</text:p>
          </table:table-cell>
          <table:table-cell table:formula="of:=[.BU1]+1" office:value-type="float" office:value="72" calcext:value-type="float">
            <text:p>72</text:p>
          </table:table-cell>
          <table:table-cell table:formula="of:=[.BV1]+1" office:value-type="float" office:value="73" calcext:value-type="float">
            <text:p>73</text:p>
          </table:table-cell>
          <table:table-cell table:formula="of:=[.BW1]+1" office:value-type="float" office:value="74" calcext:value-type="float">
            <text:p>74</text:p>
          </table:table-cell>
          <table:table-cell table:formula="of:=[.BX1]+1" office:value-type="float" office:value="75" calcext:value-type="float">
            <text:p>75</text:p>
          </table:table-cell>
          <table:table-cell table:formula="of:=[.BY1]+1" office:value-type="float" office:value="76" calcext:value-type="float">
            <text:p>76</text:p>
          </table:table-cell>
          <table:table-cell table:formula="of:=[.BZ1]+1" office:value-type="float" office:value="77" calcext:value-type="float">
            <text:p>77</text:p>
          </table:table-cell>
          <table:table-cell table:formula="of:=[.CA1]+1" office:value-type="float" office:value="78" calcext:value-type="float">
            <text:p>78</text:p>
          </table:table-cell>
          <table:table-cell table:formula="of:=[.CB1]+1" office:value-type="float" office:value="79" calcext:value-type="float">
            <text:p>79</text:p>
          </table:table-cell>
          <table:table-cell table:formula="of:=[.CC1]+1" office:value-type="float" office:value="80" calcext:value-type="float">
            <text:p>80</text:p>
          </table:table-cell>
          <table:table-cell table:formula="of:=[.CD1]+1" office:value-type="float" office:value="81" calcext:value-type="float">
            <text:p>81</text:p>
          </table:table-cell>
          <table:table-cell table:formula="of:=[.CE1]+1" office:value-type="float" office:value="82" calcext:value-type="float">
            <text:p>82</text:p>
          </table:table-cell>
          <table:table-cell table:formula="of:=[.CF1]+1" office:value-type="float" office:value="83" calcext:value-type="float">
            <text:p>83</text:p>
          </table:table-cell>
          <table:table-cell table:formula="of:=[.CG1]+1" office:value-type="float" office:value="84" calcext:value-type="float">
            <text:p>84</text:p>
          </table:table-cell>
          <table:table-cell table:formula="of:=[.CH1]+1" office:value-type="float" office:value="85" calcext:value-type="float">
            <text:p>85</text:p>
          </table:table-cell>
          <table:table-cell table:formula="of:=[.CI1]+1" office:value-type="float" office:value="86" calcext:value-type="float">
            <text:p>86</text:p>
          </table:table-cell>
          <table:table-cell table:formula="of:=[.CJ1]+1" office:value-type="float" office:value="87" calcext:value-type="float">
            <text:p>87</text:p>
          </table:table-cell>
          <table:table-cell table:formula="of:=[.CK1]+1" office:value-type="float" office:value="88" calcext:value-type="float">
            <text:p>88</text:p>
          </table:table-cell>
          <table:table-cell table:formula="of:=[.CL1]+1" office:value-type="float" office:value="89" calcext:value-type="float">
            <text:p>89</text:p>
          </table:table-cell>
          <table:table-cell table:formula="of:=[.CM1]+1" office:value-type="float" office:value="90" calcext:value-type="float">
            <text:p>90</text:p>
          </table:table-cell>
          <table:table-cell table:formula="of:=[.CN1]+1" office:value-type="float" office:value="91" calcext:value-type="float">
            <text:p>91</text:p>
          </table:table-cell>
          <table:table-cell table:formula="of:=[.CO1]+1" office:value-type="float" office:value="92" calcext:value-type="float">
            <text:p>92</text:p>
          </table:table-cell>
          <table:table-cell table:formula="of:=[.CP1]+1" office:value-type="float" office:value="93" calcext:value-type="float">
            <text:p>93</text:p>
          </table:table-cell>
          <table:table-cell table:formula="of:=[.CQ1]+1" office:value-type="float" office:value="94" calcext:value-type="float">
            <text:p>94</text:p>
          </table:table-cell>
          <table:table-cell table:formula="of:=[.CR1]+1" office:value-type="float" office:value="95" calcext:value-type="float">
            <text:p>95</text:p>
          </table:table-cell>
          <table:table-cell table:formula="of:=[.CS1]+1" office:value-type="float" office:value="96" calcext:value-type="float">
            <text:p>96</text:p>
          </table:table-cell>
          <table:table-cell table:formula="of:=[.CT1]+1" office:value-type="float" office:value="97" calcext:value-type="float">
            <text:p>97</text:p>
          </table:table-cell>
          <table:table-cell table:formula="of:=[.CU1]+1" office:value-type="float" office:value="98" calcext:value-type="float">
            <text:p>98</text:p>
          </table:table-cell>
          <table:table-cell table:formula="of:=[.CV1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op50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2.087" calcext:value-type="float">
            <text:p>32.087</text:p>
          </table:table-cell>
          <table:table-cell office:value-type="float" office:value="37.258" calcext:value-type="float">
            <text:p>37.25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6.9663" calcext:value-type="float">
            <text:p>36.9663</text:p>
          </table:table-cell>
          <table:table-cell office:value-type="float" office:value="34.5664" calcext:value-type="float">
            <text:p>34.5664</text:p>
          </table:table-cell>
          <table:table-cell office:value-type="float" office:value="37.1785" calcext:value-type="float">
            <text:p>37.1785</text:p>
          </table:table-cell>
          <table:table-cell office:value-type="float" office:value="30.1246" calcext:value-type="float">
            <text:p>30.1246</text:p>
          </table:table-cell>
          <table:table-cell office:value-type="float" office:value="35.6139" calcext:value-type="float">
            <text:p>35.6139</text:p>
          </table:table-cell>
          <table:table-cell office:value-type="float" office:value="25.126" calcext:value-type="float">
            <text:p>25.126</text:p>
          </table:table-cell>
          <table:table-cell office:value-type="float" office:value="32.551" calcext:value-type="float">
            <text:p>32.551</text:p>
          </table:table-cell>
          <table:table-cell office:value-type="float" office:value="35.2824" calcext:value-type="float">
            <text:p>35.2824</text:p>
          </table:table-cell>
          <table:table-cell office:value-type="float" office:value="36.2503" calcext:value-type="float">
            <text:p>36.2503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32.0074" calcext:value-type="float">
            <text:p>32.0074</text:p>
          </table:table-cell>
          <table:table-cell office:value-type="float" office:value="25.9745" calcext:value-type="float">
            <text:p>25.9745</text:p>
          </table:table-cell>
          <table:table-cell office:value-type="float" office:value="34.3543" calcext:value-type="float">
            <text:p>34.3543</text:p>
          </table:table-cell>
          <table:table-cell office:value-type="float" office:value="32.7632" calcext:value-type="float">
            <text:p>32.7632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30.708" calcext:value-type="float">
            <text:p>30.708</text:p>
          </table:table-cell>
          <table:table-cell office:value-type="float" office:value="24.3569" calcext:value-type="float">
            <text:p>24.356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33.6781" calcext:value-type="float">
            <text:p>33.6781</text:p>
          </table:table-cell>
          <table:table-cell office:value-type="float" office:value="27.2209" calcext:value-type="float">
            <text:p>27.2209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33.625" calcext:value-type="float">
            <text:p>33.625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5.3779" calcext:value-type="float">
            <text:p>25.3779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31.1588" calcext:value-type="float">
            <text:p>31.1588</text:p>
          </table:table-cell>
          <table:table-cell office:value-type="float" office:value="23.6542" calcext:value-type="float">
            <text:p>23.654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6.0011" calcext:value-type="float">
            <text:p>26.0011</text:p>
          </table:table-cell>
          <table:table-cell office:value-type="float" office:value="34.3012" calcext:value-type="float">
            <text:p>34.3012</text:p>
          </table:table-cell>
          <table:table-cell office:value-type="float" office:value="17.6081" calcext:value-type="float">
            <text:p>17.6081</text:p>
          </table:table-cell>
          <table:table-cell office:value-type="float" office:value="24.41" calcext:value-type="float">
            <text:p>24.41</text:p>
          </table:table-cell>
          <table:table-cell office:value-type="float" office:value="26.4519" calcext:value-type="float">
            <text:p>26.4519</text:p>
          </table:table-cell>
          <table:table-cell office:value-type="float" office:value="24.7547" calcext:value-type="float">
            <text:p>24.7547</text:p>
          </table:table-cell>
          <table:table-cell office:value-type="float" office:value="25.7889" calcext:value-type="float">
            <text:p>25.7889</text:p>
          </table:table-cell>
          <table:table-cell office:value-type="float" office:value="33.2273" calcext:value-type="float">
            <text:p>33.2273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17.5948" calcext:value-type="float">
            <text:p>17.5948</text:p>
          </table:table-cell>
          <table:table-cell office:value-type="float" office:value="28.0032" calcext:value-type="float">
            <text:p>28.0032</text:p>
          </table:table-cell>
          <table:table-cell office:value-type="float" office:value="30.655" calcext:value-type="float">
            <text:p>30.655</text:p>
          </table:table-cell>
          <table:table-cell office:value-type="float" office:value="28.4673" calcext:value-type="float">
            <text:p>28.4673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3.625" calcext:value-type="float">
            <text:p>33.6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27.7513" calcext:value-type="float">
            <text:p>27.7513</text:p>
          </table:table-cell>
          <table:table-cell office:value-type="float" office:value="28.5866" calcext:value-type="float">
            <text:p>28.5866</text:p>
          </table:table-cell>
          <table:table-cell office:value-type="float" office:value="30.1644" calcext:value-type="float">
            <text:p>30.1644</text:p>
          </table:table-cell>
          <table:table-cell office:value-type="float" office:value="18.1915" calcext:value-type="float">
            <text:p>18.1915</text:p>
          </table:table-cell>
          <table:table-cell office:value-type="float" office:value="22.6863" calcext:value-type="float">
            <text:p>22.6863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23.4421" calcext:value-type="float">
            <text:p>23.4421</text:p>
          </table:table-cell>
          <table:table-cell office:value-type="float" office:value="25.8287" calcext:value-type="float">
            <text:p>25.8287</text:p>
          </table:table-cell>
          <table:table-cell office:value-type="float" office:value="19.2124" calcext:value-type="float">
            <text:p>19.2124</text:p>
          </table:table-cell>
          <table:table-cell office:value-type="float" office:value="18.9737" calcext:value-type="float">
            <text:p>18.9737</text:p>
          </table:table-cell>
          <table:table-cell office:value-type="float" office:value="28.2551" calcext:value-type="float">
            <text:p>28.2551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9.7826" calcext:value-type="float">
            <text:p>19.7826</text:p>
          </table:table-cell>
          <table:table-cell office:value-type="float" office:value="28.5468" calcext:value-type="float">
            <text:p>28.5468</text:p>
          </table:table-cell>
          <table:table-cell office:value-type="float" office:value="15.9905" calcext:value-type="float">
            <text:p>15.9905</text:p>
          </table:table-cell>
          <table:table-cell office:value-type="float" office:value="22.5802" calcext:value-type="float">
            <text:p>22.5802</text:p>
          </table:table-cell>
          <table:table-cell office:value-type="float" office:value="18.1782" calcext:value-type="float">
            <text:p>18.1782</text:p>
          </table:table-cell>
          <table:table-cell office:value-type="float" office:value="35.4813" calcext:value-type="float">
            <text:p>35.4813</text:p>
          </table:table-cell>
          <table:table-cell office:value-type="float" office:value="20.4057" calcext:value-type="float">
            <text:p>20.4057</text:p>
          </table:table-cell>
          <table:table-cell office:value-type="float" office:value="20.8831" calcext:value-type="float">
            <text:p>20.8831</text:p>
          </table:table-cell>
          <table:table-cell office:value-type="float" office:value="22.2885" calcext:value-type="float">
            <text:p>22.2885</text:p>
          </table:table-cell>
          <table:table-cell office:value-type="float" office:value="14.8899" calcext:value-type="float">
            <text:p>14.8899</text:p>
          </table:table-cell>
          <table:table-cell office:value-type="float" office:value="16.481" calcext:value-type="float">
            <text:p>16.481</text:p>
          </table:table-cell>
          <table:table-cell office:value-type="float" office:value="16.0965" calcext:value-type="float">
            <text:p>16.0965</text:p>
          </table:table-cell>
          <table:table-cell office:value-type="float" office:value="15.4601" calcext:value-type="float">
            <text:p>15.4601</text:p>
          </table:table-cell>
          <table:table-cell office:value-type="float" office:value="11.668" calcext:value-type="float">
            <text:p>11.668</text:p>
          </table:table-cell>
          <table:table-cell office:value-type="float" office:value="7.26598" calcext:value-type="float">
            <text:p>7.26598</text:p>
          </table:table-cell>
          <table:table-cell office:value-type="float" office:value="18.0191" calcext:value-type="float">
            <text:p>18.0191</text:p>
          </table:table-cell>
          <table:table-cell office:value-type="float" office:value="17.86" calcext:value-type="float">
            <text:p>17.86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8.682" calcext:value-type="float">
            <text:p>18.682</text:p>
          </table:table-cell>
          <table:table-cell office:value-type="float" office:value="9.59958" calcext:value-type="float">
            <text:p>9.59958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75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0.5357" calcext:value-type="float">
            <text:p>30.5357</text:p>
          </table:table-cell>
          <table:table-cell office:value-type="float" office:value="37.258" calcext:value-type="float">
            <text:p>37.258</text:p>
          </table:table-cell>
          <table:table-cell office:value-type="float" office:value="35.3752" calcext:value-type="float">
            <text:p>35.3752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36.3431" calcext:value-type="float">
            <text:p>36.3431</text:p>
          </table:table-cell>
          <table:table-cell office:value-type="float" office:value="30.244" calcext:value-type="float">
            <text:p>30.244</text:p>
          </table:table-cell>
          <table:table-cell office:value-type="float" office:value="24.8077" calcext:value-type="float">
            <text:p>24.8077</text:p>
          </table:table-cell>
          <table:table-cell office:value-type="float" office:value="29.7269" calcext:value-type="float">
            <text:p>29.7269</text:p>
          </table:table-cell>
          <table:table-cell office:value-type="float" office:value="26.9159" calcext:value-type="float">
            <text:p>26.9159</text:p>
          </table:table-cell>
          <table:table-cell office:value-type="float" office:value="30.1644" calcext:value-type="float">
            <text:p>30.1644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32.14" calcext:value-type="float">
            <text:p>32.14</text:p>
          </table:table-cell>
          <table:table-cell office:value-type="float" office:value="33.6118" calcext:value-type="float">
            <text:p>33.6118</text:p>
          </table:table-cell>
          <table:table-cell office:value-type="float" office:value="27.7513" calcext:value-type="float">
            <text:p>27.7513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27.3535" calcext:value-type="float">
            <text:p>27.3535</text:p>
          </table:table-cell>
          <table:table-cell office:value-type="float" office:value="24.3967" calcext:value-type="float">
            <text:p>24.3967</text:p>
          </table:table-cell>
          <table:table-cell office:value-type="float" office:value="23.2962" calcext:value-type="float">
            <text:p>23.2962</text:p>
          </table:table-cell>
          <table:table-cell office:value-type="float" office:value="28.096" calcext:value-type="float">
            <text:p>28.096</text:p>
          </table:table-cell>
          <table:table-cell office:value-type="float" office:value="32.9753" calcext:value-type="float">
            <text:p>32.9753</text:p>
          </table:table-cell>
          <table:table-cell office:value-type="float" office:value="27.1811" calcext:value-type="float">
            <text:p>27.1811</text:p>
          </table:table-cell>
          <table:table-cell office:value-type="float" office:value="24.3569" calcext:value-type="float">
            <text:p>24.3569</text:p>
          </table:table-cell>
          <table:table-cell office:value-type="float" office:value="17.0379" calcext:value-type="float">
            <text:p>17.0379</text:p>
          </table:table-cell>
          <table:table-cell office:value-type="float" office:value="33.6781" calcext:value-type="float">
            <text:p>33.6781</text:p>
          </table:table-cell>
          <table:table-cell office:value-type="float" office:value="19.6897" calcext:value-type="float">
            <text:p>19.6897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23.1238" calcext:value-type="float">
            <text:p>23.1238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4.6884" calcext:value-type="float">
            <text:p>24.6884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22.4344" calcext:value-type="float">
            <text:p>22.4344</text:p>
          </table:table-cell>
          <table:table-cell office:value-type="float" office:value="23.6542" calcext:value-type="float">
            <text:p>23.654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3.6807" calcext:value-type="float">
            <text:p>23.6807</text:p>
          </table:table-cell>
          <table:table-cell office:value-type="float" office:value="33.0416" calcext:value-type="float">
            <text:p>33.0416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24.41" calcext:value-type="float">
            <text:p>24.41</text:p>
          </table:table-cell>
          <table:table-cell office:value-type="float" office:value="26.2397" calcext:value-type="float">
            <text:p>26.2397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25.7889" calcext:value-type="float">
            <text:p>25.7889</text:p>
          </table:table-cell>
          <table:table-cell office:value-type="float" office:value="31.6097" calcext:value-type="float">
            <text:p>31.6097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26.1071" calcext:value-type="float">
            <text:p>26.1071</text:p>
          </table:table-cell>
          <table:table-cell office:value-type="float" office:value="28.8385" calcext:value-type="float">
            <text:p>28.8385</text:p>
          </table:table-cell>
          <table:table-cell office:value-type="float" office:value="24.5823" calcext:value-type="float">
            <text:p>24.5823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2.803" calcext:value-type="float">
            <text:p>32.803</text:p>
          </table:table-cell>
          <table:table-cell office:value-type="float" office:value="13.4712" calcext:value-type="float">
            <text:p>13.4712</text:p>
          </table:table-cell>
          <table:table-cell office:value-type="float" office:value="26.7436" calcext:value-type="float">
            <text:p>26.7436</text:p>
          </table:table-cell>
          <table:table-cell office:value-type="float" office:value="15.0093" calcext:value-type="float">
            <text:p>15.0093</text:p>
          </table:table-cell>
          <table:table-cell office:value-type="float" office:value="27.7645" calcext:value-type="float">
            <text:p>27.7645</text:p>
          </table:table-cell>
          <table:table-cell office:value-type="float" office:value="16.3219" calcext:value-type="float">
            <text:p>16.3219</text:p>
          </table:table-cell>
          <table:table-cell office:value-type="float" office:value="21.7714" calcext:value-type="float">
            <text:p>21.7714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13.0735" calcext:value-type="float">
            <text:p>13.0735</text:p>
          </table:table-cell>
          <table:table-cell office:value-type="float" office:value="8.51233" calcext:value-type="float">
            <text:p>8.51233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28.2418" calcext:value-type="float">
            <text:p>28.2418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8.9075" calcext:value-type="float">
            <text:p>18.9075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16.0833" calcext:value-type="float">
            <text:p>16.0833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9.2522" calcext:value-type="float">
            <text:p>19.2522</text:p>
          </table:table-cell>
          <table:table-cell office:value-type="float" office:value="15.1684" calcext:value-type="float">
            <text:p>15.1684</text:p>
          </table:table-cell>
          <table:table-cell office:value-type="float" office:value="21.8244" calcext:value-type="float">
            <text:p>21.8244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19.2257" calcext:value-type="float">
            <text:p>19.2257</text:p>
          </table:table-cell>
          <table:table-cell office:value-type="float" office:value="13.2989" calcext:value-type="float">
            <text:p>13.2989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3.6701" calcext:value-type="float">
            <text:p>13.670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7.13339" calcext:value-type="float">
            <text:p>7.13339</text:p>
          </table:table-cell>
          <table:table-cell office:value-type="float" office:value="6.04614" calcext:value-type="float">
            <text:p>6.04614</text:p>
          </table:table-cell>
          <table:table-cell office:value-type="float" office:value="17.7407" calcext:value-type="float">
            <text:p>17.7407</text:p>
          </table:table-cell>
          <table:table-cell office:value-type="float" office:value="15.6855" calcext:value-type="float">
            <text:p>15.6855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3.0867" calcext:value-type="float">
            <text:p>13.0867</text:p>
          </table:table-cell>
          <table:table-cell office:value-type="float" office:value="4.38876" calcext:value-type="float">
            <text:p>4.38876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100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0.3898" calcext:value-type="float">
            <text:p>30.3898</text:p>
          </table:table-cell>
          <table:table-cell office:value-type="float" office:value="36.5951" calcext:value-type="float">
            <text:p>36.5951</text:p>
          </table:table-cell>
          <table:table-cell office:value-type="float" office:value="35.3752" calcext:value-type="float">
            <text:p>35.3752</text:p>
          </table:table-cell>
          <table:table-cell office:value-type="float" office:value="32.0472" calcext:value-type="float">
            <text:p>32.0472</text:p>
          </table:table-cell>
          <table:table-cell office:value-type="float" office:value="36.3431" calcext:value-type="float">
            <text:p>36.3431</text:p>
          </table:table-cell>
          <table:table-cell office:value-type="float" office:value="26.6375" calcext:value-type="float">
            <text:p>26.6375</text:p>
          </table:table-cell>
          <table:table-cell office:value-type="float" office:value="24.8077" calcext:value-type="float">
            <text:p>24.8077</text:p>
          </table:table-cell>
          <table:table-cell office:value-type="float" office:value="26.9292" calcext:value-type="float">
            <text:p>26.9292</text:p>
          </table:table-cell>
          <table:table-cell office:value-type="float" office:value="26.9159" calcext:value-type="float">
            <text:p>26.9159</text:p>
          </table:table-cell>
          <table:table-cell office:value-type="float" office:value="29.8064" calcext:value-type="float">
            <text:p>29.8064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32.0737" calcext:value-type="float">
            <text:p>32.0737</text:p>
          </table:table-cell>
          <table:table-cell office:value-type="float" office:value="32.856" calcext:value-type="float">
            <text:p>32.856</text:p>
          </table:table-cell>
          <table:table-cell office:value-type="float" office:value="26.3325" calcext:value-type="float">
            <text:p>26.3325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25.8022" calcext:value-type="float">
            <text:p>25.8022</text:p>
          </table:table-cell>
          <table:table-cell office:value-type="float" office:value="23.7603" calcext:value-type="float">
            <text:p>23.7603</text:p>
          </table:table-cell>
          <table:table-cell office:value-type="float" office:value="22.8852" calcext:value-type="float">
            <text:p>22.8852</text:p>
          </table:table-cell>
          <table:table-cell office:value-type="float" office:value="25.4574" calcext:value-type="float">
            <text:p>25.4574</text:p>
          </table:table-cell>
          <table:table-cell office:value-type="float" office:value="32.2196" calcext:value-type="float">
            <text:p>32.2196</text:p>
          </table:table-cell>
          <table:table-cell office:value-type="float" office:value="27.1811" calcext:value-type="float">
            <text:p>27.1811</text:p>
          </table:table-cell>
          <table:table-cell office:value-type="float" office:value="24.2243" calcext:value-type="float">
            <text:p>24.2243</text:p>
          </table:table-cell>
          <table:table-cell office:value-type="float" office:value="16.8921" calcext:value-type="float">
            <text:p>16.8921</text:p>
          </table:table-cell>
          <table:table-cell office:value-type="float" office:value="26.4651" calcext:value-type="float">
            <text:p>26.4651</text:p>
          </table:table-cell>
          <table:table-cell office:value-type="float" office:value="19.0798" calcext:value-type="float">
            <text:p>19.0798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16.6269" calcext:value-type="float">
            <text:p>16.6269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4.6884" calcext:value-type="float">
            <text:p>24.6884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21.188" calcext:value-type="float">
            <text:p>21.188</text:p>
          </table:table-cell>
          <table:table-cell office:value-type="float" office:value="23.3758" calcext:value-type="float">
            <text:p>23.3758</text:p>
          </table:table-cell>
          <table:table-cell office:value-type="float" office:value="19.1063" calcext:value-type="float">
            <text:p>19.1063</text:p>
          </table:table-cell>
          <table:table-cell office:value-type="float" office:value="23.2564" calcext:value-type="float">
            <text:p>23.2564</text:p>
          </table:table-cell>
          <table:table-cell office:value-type="float" office:value="32.8825" calcext:value-type="float">
            <text:p>32.8825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24.41" calcext:value-type="float">
            <text:p>24.41</text:p>
          </table:table-cell>
          <table:table-cell office:value-type="float" office:value="24.0255" calcext:value-type="float">
            <text:p>24.0255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31.6097" calcext:value-type="float">
            <text:p>31.6097</text:p>
          </table:table-cell>
          <table:table-cell office:value-type="float" office:value="19.4246" calcext:value-type="float">
            <text:p>19.4246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26.1071" calcext:value-type="float">
            <text:p>26.1071</text:p>
          </table:table-cell>
          <table:table-cell office:value-type="float" office:value="27.791" calcext:value-type="float">
            <text:p>27.791</text:p>
          </table:table-cell>
          <table:table-cell office:value-type="float" office:value="17.8069" calcext:value-type="float">
            <text:p>17.8069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2.803" calcext:value-type="float">
            <text:p>32.803</text:p>
          </table:table-cell>
          <table:table-cell office:value-type="float" office:value="4.81305" calcext:value-type="float">
            <text:p>4.81305</text:p>
          </table:table-cell>
          <table:table-cell office:value-type="float" office:value="20.3792" calcext:value-type="float">
            <text:p>20.3792</text:p>
          </table:table-cell>
          <table:table-cell office:value-type="float" office:value="13.7364" calcext:value-type="float">
            <text:p>13.7364</text:p>
          </table:table-cell>
          <table:table-cell office:value-type="float" office:value="27.7645" calcext:value-type="float">
            <text:p>27.7645</text:p>
          </table:table-cell>
          <table:table-cell office:value-type="float" office:value="7.38531" calcext:value-type="float">
            <text:p>7.38531</text:p>
          </table:table-cell>
          <table:table-cell office:value-type="float" office:value="19.3848" calcext:value-type="float">
            <text:p>19.3848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12.437" calcext:value-type="float">
            <text:p>12.437</text:p>
          </table:table-cell>
          <table:table-cell office:value-type="float" office:value="7.96871" calcext:value-type="float">
            <text:p>7.96871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10.4349" calcext:value-type="float">
            <text:p>10.4349</text:p>
          </table:table-cell>
          <table:table-cell office:value-type="float" office:value="15.4336" calcext:value-type="float">
            <text:p>15.4336</text:p>
          </table:table-cell>
          <table:table-cell office:value-type="float" office:value="16.481" calcext:value-type="float">
            <text:p>16.481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15.0756" calcext:value-type="float">
            <text:p>15.0756</text:p>
          </table:table-cell>
          <table:table-cell office:value-type="float" office:value="13.8823" calcext:value-type="float">
            <text:p>13.8823</text:p>
          </table:table-cell>
          <table:table-cell office:value-type="float" office:value="12.7022" calcext:value-type="float">
            <text:p>12.7022</text:p>
          </table:table-cell>
          <table:table-cell office:value-type="float" office:value="3.68602" calcext:value-type="float">
            <text:p>3.68602</text:p>
          </table:table-cell>
          <table:table-cell office:value-type="float" office:value="12.6889" calcext:value-type="float">
            <text:p>12.6889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1.6415" calcext:value-type="float">
            <text:p>11.6415</text:p>
          </table:table-cell>
          <table:table-cell office:value-type="float" office:value="16.5341" calcext:value-type="float">
            <text:p>16.5341</text:p>
          </table:table-cell>
          <table:table-cell office:value-type="float" office:value="7.33227" calcext:value-type="float">
            <text:p>7.33227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3.4845" calcext:value-type="float">
            <text:p>13.4845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6.48369" calcext:value-type="float">
            <text:p>6.48369</text:p>
          </table:table-cell>
          <table:table-cell office:value-type="float" office:value="6.04614" calcext:value-type="float">
            <text:p>6.04614</text:p>
          </table:table-cell>
          <table:table-cell office:value-type="float" office:value="15.9772" calcext:value-type="float">
            <text:p>15.9772</text:p>
          </table:table-cell>
          <table:table-cell office:value-type="float" office:value="14.1077" calcext:value-type="float">
            <text:p>14.1077</text:p>
          </table:table-cell>
          <table:table-cell office:value-type="float" office:value="9.65261" calcext:value-type="float">
            <text:p>9.65261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3.0867" calcext:value-type="float">
            <text:p>13.0867</text:p>
          </table:table-cell>
          <table:table-cell office:value-type="float" office:value="4.38876" calcext:value-type="float">
            <text:p>4.38876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5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7.2448" calcext:value-type="float">
            <text:p>37.2448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3" office:value-type="float" office:value="38.9154" calcext:value-type="float">
            <text:p>38.9154</text:p>
          </table:table-cell>
          <table:table-cell table:number-columns-repeated="2" office:value-type="float" office:value="39.048" calcext:value-type="float">
            <text:p>39.048</text:p>
          </table:table-cell>
          <table:table-cell office:value-type="float" office:value="38.9419" calcext:value-type="float">
            <text:p>38.9419</text:p>
          </table:table-cell>
          <table:table-cell office:value-type="float" office:value="39.048" calcext:value-type="float">
            <text:p>39.048</text:p>
          </table:table-cell>
          <table:table-cell office:value-type="float" office:value="37.563" calcext:value-type="float">
            <text:p>37.563</text:p>
          </table:table-cell>
          <table:table-cell table:number-columns-repeated="7" office:value-type="float" office:value="39.1408" calcext:value-type="float">
            <text:p>39.1408</text:p>
          </table:table-cell>
          <table:table-cell office:value-type="float" office:value="38.2525" calcext:value-type="float">
            <text:p>38.2525</text:p>
          </table:table-cell>
          <table:table-cell office:value-type="float" office:value="37.9077" calcext:value-type="float">
            <text:p>37.9077</text:p>
          </table:table-cell>
          <table:table-cell office:value-type="float" office:value="37.8812" calcext:value-type="float">
            <text:p>37.8812</text:p>
          </table:table-cell>
          <table:table-cell office:value-type="float" office:value="38.2392" calcext:value-type="float">
            <text:p>38.2392</text:p>
          </table:table-cell>
          <table:table-cell office:value-type="float" office:value="37.7353" calcext:value-type="float">
            <text:p>37.7353</text:p>
          </table:table-cell>
          <table:table-cell table:number-columns-repeated="2" office:value-type="float" office:value="39.1408" calcext:value-type="float">
            <text:p>39.1408</text:p>
          </table:table-cell>
          <table:table-cell office:value-type="float" office:value="38.2922" calcext:value-type="float">
            <text:p>38.2922</text:p>
          </table:table-cell>
          <table:table-cell office:value-type="float" office:value="38.1066" calcext:value-type="float">
            <text:p>38.1066</text:p>
          </table:table-cell>
          <table:table-cell office:value-type="float" office:value="37.616" calcext:value-type="float">
            <text:p>37.616</text:p>
          </table:table-cell>
          <table:table-cell office:value-type="float" office:value="36.8072" calcext:value-type="float">
            <text:p>36.8072</text:p>
          </table:table-cell>
          <table:table-cell table:number-columns-repeated="2" office:value-type="float" office:value="39.1408" calcext:value-type="float">
            <text:p>39.1408</text:p>
          </table:table-cell>
          <table:table-cell table:number-columns-repeated="2" office:value-type="float" office:value="39.1806" calcext:value-type="float">
            <text:p>39.1806</text:p>
          </table:table-cell>
          <table:table-cell office:value-type="float" office:value="36.9796" calcext:value-type="float">
            <text:p>36.9796</text:p>
          </table:table-cell>
          <table:table-cell office:value-type="float" office:value="36.542" calcext:value-type="float">
            <text:p>36.542</text:p>
          </table:table-cell>
          <table:table-cell office:value-type="float" office:value="38.6767" calcext:value-type="float">
            <text:p>38.6767</text:p>
          </table:table-cell>
          <table:table-cell table:number-columns-repeated="5" office:value-type="float" office:value="39.2204" calcext:value-type="float">
            <text:p>39.2204</text:p>
          </table:table-cell>
          <table:table-cell table:number-columns-repeated="4" office:value-type="float" office:value="37.4039" calcext:value-type="float">
            <text:p>37.4039</text:p>
          </table:table-cell>
          <table:table-cell office:value-type="float" office:value="37.205" calcext:value-type="float">
            <text:p>37.205</text:p>
          </table:table-cell>
          <table:table-cell table:number-columns-repeated="2" office:value-type="float" office:value="37.4834" calcext:value-type="float">
            <text:p>37.4834</text:p>
          </table:table-cell>
          <table:table-cell table:number-columns-repeated="43" office:value-type="float" office:value="39.2204" calcext:value-type="float">
            <text:p>39.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3:14:56.295550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23:56:56.893528268</dc:date>
    <meta:editing-duration>PT36M10S</meta:editing-duration>
    <meta:editing-cycles>6</meta:editing-cycles>
    <meta:generator>LibreOffice/5.1.4.2$Linux_X86_64 LibreOffice_project/10m0$Build-2</meta:generator>
    <meta:document-statistic meta:table-count="1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524cm" svg:height="19.789cm" xlink:href=".." xlink:type="simple" chart:class="chart:scatter" chart:row-mapping="1 4 3 2" chart:style-name="ch1">
        <chart:title svg:x="18.441cm" svg:y="0.081cm" chart:style-name="ch2">
          <text:p>Instancja berlin52.tsp (deterministyczny tabu search)</text:p>
        </chart:title>
        <chart:subtitle svg:x="15.368cm" svg:y="0.804cm" chart:style-name="ch3">
          <text:p>Zależność procentowego błędu znalezionego rozwiązania od długości kadencji w macierzy tabu</text:p>
        </chart:subtitle>
        <chart:legend chart:legend-position="end" svg:x="44.778cm" svg:y="8.848cm" style:legend-expansion="high" chart:style-name="ch4"/>
        <chart:plot-area chart:style-name="ch5" table:cell-range-address="test_tt_1.B1:test_tt_1.CW3 test_tt_1.A2:test_tt_1.A3 test_tt_1.A4:test_tt_1.CW5" chart:data-source-has-labels="column" svg:x="2.252cm" svg:y="1.524cm" svg:width="42.432cm" svg:height="17.261cm">
          <chartooo:coordinate-region svg:x="2.873cm" svg:y="1.723cm" svg:width="41.531cm" svg:height="16.415cm"/>
          <chart:axis chart:dimension="x" chart:name="primary-x" chart:style-name="ch6">
            <chart:title svg:x="22.723cm" svg:y="19.18cm" chart:style-name="ch7">
              <text:p>Kadencja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742cm" svg:y="13.77cm" chart:style-name="ch10">
              <text:p>Błąd w stosunku do rozwiązania optymalnego [%]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test_tt_1.B2:test_tt_1.CW2" chart:label-cell-address="test_tt_1.A2:test_tt_1.A2" chart:class="chart:scatter">
            <chart:domain table:cell-range-address="test_tt_1.B1:test_tt_1.CW1"/>
            <chart:data-point chart:repeated="100"/>
          </chart:series>
          <chart:series chart:style-name="ch12" chart:values-cell-range-address="test_tt_1.B5:test_tt_1.CW5" chart:label-cell-address="test_tt_1.A5:test_tt_1.A5" chart:class="chart:scatter">
            <chart:data-point chart:repeated="100"/>
          </chart:series>
          <chart:series chart:style-name="ch13" chart:values-cell-range-address="test_tt_1.B4:test_tt_1.CW4" chart:label-cell-address="test_tt_1.A4:test_tt_1.A4" chart:class="chart:scatter">
            <chart:data-point chart:repeated="100"/>
          </chart:series>
          <chart:series chart:style-name="ch14" chart:values-cell-range-address="test_tt_1.B3:test_tt_1.CW3" chart:label-cell-address="test_tt_1.A3:test_tt_1.A3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_tt_1.B1:test_tt_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top500</text:p>
                <draw:g>
                  <svg:desc>test_tt_1.A2:test_tt_1.A2</svg:desc>
                </draw:g>
              </table:table-cell>
              <table:table-cell office:value-type="float" office:value="39.2336">
                <text:p>39.2336</text:p>
                <draw:g>
                  <svg:desc>test_tt_1.B2:test_tt_1.CW2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2.087">
                <text:p>32.087</text:p>
              </table:table-cell>
              <table:table-cell office:value-type="float" office:value="37.258">
                <text:p>37.258</text:p>
              </table:table-cell>
              <table:table-cell office:value-type="float" office:value="35.5874">
                <text:p>35.5874</text:p>
              </table:table-cell>
              <table:table-cell office:value-type="float" office:value="32.2328">
                <text:p>32.2328</text:p>
              </table:table-cell>
              <table:table-cell office:value-type="float" office:value="37.1652">
                <text:p>37.1652</text:p>
              </table:table-cell>
              <table:table-cell office:value-type="float" office:value="36.9663">
                <text:p>36.9663</text:p>
              </table:table-cell>
              <table:table-cell office:value-type="float" office:value="34.5664">
                <text:p>34.5664</text:p>
              </table:table-cell>
              <table:table-cell office:value-type="float" office:value="37.1785">
                <text:p>37.1785</text:p>
              </table:table-cell>
              <table:table-cell office:value-type="float" office:value="30.1246">
                <text:p>30.1246</text:p>
              </table:table-cell>
              <table:table-cell office:value-type="float" office:value="35.6139">
                <text:p>35.6139</text:p>
              </table:table-cell>
              <table:table-cell office:value-type="float" office:value="25.126">
                <text:p>25.126</text:p>
              </table:table-cell>
              <table:table-cell office:value-type="float" office:value="32.551">
                <text:p>32.551</text:p>
              </table:table-cell>
              <table:table-cell office:value-type="float" office:value="35.2824">
                <text:p>35.2824</text:p>
              </table:table-cell>
              <table:table-cell office:value-type="float" office:value="36.2503">
                <text:p>36.2503</text:p>
              </table:table-cell>
              <table:table-cell office:value-type="float" office:value="26.3193">
                <text:p>26.3193</text:p>
              </table:table-cell>
              <table:table-cell office:value-type="float" office:value="32.0074">
                <text:p>32.0074</text:p>
              </table:table-cell>
              <table:table-cell office:value-type="float" office:value="25.9745">
                <text:p>25.9745</text:p>
              </table:table-cell>
              <table:table-cell office:value-type="float" office:value="34.3543">
                <text:p>34.3543</text:p>
              </table:table-cell>
              <table:table-cell office:value-type="float" office:value="32.7632">
                <text:p>32.7632</text:p>
              </table:table-cell>
              <table:table-cell office:value-type="float" office:value="33.1875">
                <text:p>33.1875</text:p>
              </table:table-cell>
              <table:table-cell office:value-type="float" office:value="30.708">
                <text:p>30.708</text:p>
              </table:table-cell>
              <table:table-cell office:value-type="float" office:value="24.3569">
                <text:p>24.3569</text:p>
              </table:table-cell>
              <table:table-cell office:value-type="float" office:value="17.4755">
                <text:p>17.4755</text:p>
              </table:table-cell>
              <table:table-cell office:value-type="float" office:value="33.6781">
                <text:p>33.6781</text:p>
              </table:table-cell>
              <table:table-cell office:value-type="float" office:value="27.2209">
                <text:p>27.2209</text:p>
              </table:table-cell>
              <table:table-cell office:value-type="float" office:value="15.9507">
                <text:p>15.9507</text:p>
              </table:table-cell>
              <table:table-cell office:value-type="float" office:value="33.625">
                <text:p>33.625</text:p>
              </table:table-cell>
              <table:table-cell office:value-type="float" office:value="24.4497">
                <text:p>24.4497</text:p>
              </table:table-cell>
              <table:table-cell office:value-type="float" office:value="25.3779">
                <text:p>25.3779</text:p>
              </table:table-cell>
              <table:table-cell office:value-type="float" office:value="24.3304">
                <text:p>24.3304</text:p>
              </table:table-cell>
              <table:table-cell office:value-type="float" office:value="31.1588">
                <text:p>31.1588</text:p>
              </table:table-cell>
              <table:table-cell office:value-type="float" office:value="23.6542">
                <text:p>23.6542</text:p>
              </table:table-cell>
              <table:table-cell office:value-type="float" office:value="25.9878">
                <text:p>25.9878</text:p>
              </table:table-cell>
              <table:table-cell office:value-type="float" office:value="26.0011">
                <text:p>26.0011</text:p>
              </table:table-cell>
              <table:table-cell office:value-type="float" office:value="34.3012">
                <text:p>34.3012</text:p>
              </table:table-cell>
              <table:table-cell office:value-type="float" office:value="17.6081">
                <text:p>17.6081</text:p>
              </table:table-cell>
              <table:table-cell office:value-type="float" office:value="24.41">
                <text:p>24.41</text:p>
              </table:table-cell>
              <table:table-cell office:value-type="float" office:value="26.4519">
                <text:p>26.4519</text:p>
              </table:table-cell>
              <table:table-cell office:value-type="float" office:value="24.7547">
                <text:p>24.7547</text:p>
              </table:table-cell>
              <table:table-cell office:value-type="float" office:value="25.7889">
                <text:p>25.7889</text:p>
              </table:table-cell>
              <table:table-cell office:value-type="float" office:value="33.2273">
                <text:p>33.2273</text:p>
              </table:table-cell>
              <table:table-cell office:value-type="float" office:value="20.7505">
                <text:p>20.7505</text:p>
              </table:table-cell>
              <table:table-cell office:value-type="float" office:value="17.5948">
                <text:p>17.5948</text:p>
              </table:table-cell>
              <table:table-cell office:value-type="float" office:value="28.0032">
                <text:p>28.0032</text:p>
              </table:table-cell>
              <table:table-cell office:value-type="float" office:value="30.655">
                <text:p>30.655</text:p>
              </table:table-cell>
              <table:table-cell office:value-type="float" office:value="28.4673">
                <text:p>28.4673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3.625">
                <text:p>33.625</text:p>
              </table:table-cell>
              <table:table-cell office:value-type="float" office:value="14.4657">
                <text:p>14.4657</text:p>
              </table:table-cell>
              <table:table-cell office:value-type="float" office:value="27.7513">
                <text:p>27.7513</text:p>
              </table:table-cell>
              <table:table-cell office:value-type="float" office:value="28.5866">
                <text:p>28.5866</text:p>
              </table:table-cell>
              <table:table-cell office:value-type="float" office:value="30.1644">
                <text:p>30.1644</text:p>
              </table:table-cell>
              <table:table-cell office:value-type="float" office:value="18.1915">
                <text:p>18.1915</text:p>
              </table:table-cell>
              <table:table-cell office:value-type="float" office:value="22.6863">
                <text:p>22.6863</text:p>
              </table:table-cell>
              <table:table-cell office:value-type="float" office:value="33.9565">
                <text:p>33.9565</text:p>
              </table:table-cell>
              <table:table-cell office:value-type="float" office:value="23.4421">
                <text:p>23.4421</text:p>
              </table:table-cell>
              <table:table-cell office:value-type="float" office:value="25.8287">
                <text:p>25.8287</text:p>
              </table:table-cell>
              <table:table-cell office:value-type="float" office:value="19.2124">
                <text:p>19.2124</text:p>
              </table:table-cell>
              <table:table-cell office:value-type="float" office:value="18.9737">
                <text:p>18.9737</text:p>
              </table:table-cell>
              <table:table-cell office:value-type="float" office:value="28.2551">
                <text:p>28.2551</text:p>
              </table:table-cell>
              <table:table-cell office:value-type="float" office:value="18.0589">
                <text:p>18.0589</text:p>
              </table:table-cell>
              <table:table-cell office:value-type="float" office:value="24.9138">
                <text:p>24.9138</text:p>
              </table:table-cell>
              <table:table-cell office:value-type="float" office:value="19.7826">
                <text:p>19.7826</text:p>
              </table:table-cell>
              <table:table-cell office:value-type="float" office:value="28.5468">
                <text:p>28.5468</text:p>
              </table:table-cell>
              <table:table-cell office:value-type="float" office:value="15.9905">
                <text:p>15.9905</text:p>
              </table:table-cell>
              <table:table-cell office:value-type="float" office:value="22.5802">
                <text:p>22.5802</text:p>
              </table:table-cell>
              <table:table-cell office:value-type="float" office:value="18.1782">
                <text:p>18.1782</text:p>
              </table:table-cell>
              <table:table-cell office:value-type="float" office:value="35.4813">
                <text:p>35.4813</text:p>
              </table:table-cell>
              <table:table-cell office:value-type="float" office:value="20.4057">
                <text:p>20.4057</text:p>
              </table:table-cell>
              <table:table-cell office:value-type="float" office:value="20.8831">
                <text:p>20.8831</text:p>
              </table:table-cell>
              <table:table-cell office:value-type="float" office:value="22.2885">
                <text:p>22.2885</text:p>
              </table:table-cell>
              <table:table-cell office:value-type="float" office:value="14.8899">
                <text:p>14.8899</text:p>
              </table:table-cell>
              <table:table-cell office:value-type="float" office:value="16.481">
                <text:p>16.481</text:p>
              </table:table-cell>
              <table:table-cell office:value-type="float" office:value="16.0965">
                <text:p>16.0965</text:p>
              </table:table-cell>
              <table:table-cell office:value-type="float" office:value="15.4601">
                <text:p>15.4601</text:p>
              </table:table-cell>
              <table:table-cell office:value-type="float" office:value="11.668">
                <text:p>11.668</text:p>
              </table:table-cell>
              <table:table-cell office:value-type="float" office:value="7.26598">
                <text:p>7.26598</text:p>
              </table:table-cell>
              <table:table-cell office:value-type="float" office:value="18.0191">
                <text:p>18.0191</text:p>
              </table:table-cell>
              <table:table-cell office:value-type="float" office:value="17.86">
                <text:p>17.86</text:p>
              </table:table-cell>
              <table:table-cell office:value-type="float" office:value="14.28">
                <text:p>14.28</text:p>
              </table:table-cell>
              <table:table-cell office:value-type="float" office:value="16.7064">
                <text:p>16.7064</text:p>
              </table:table-cell>
              <table:table-cell office:value-type="float" office:value="18.682">
                <text:p>18.682</text:p>
              </table:table-cell>
              <table:table-cell office:value-type="float" office:value="9.59958">
                <text:p>9.59958</text:p>
              </table:table-cell>
              <table:table-cell office:value-type="float" office:value="19.8356">
                <text:p>19.8356</text:p>
              </table:table-cell>
            </table:table-row>
            <table:table-row>
              <table:table-cell office:value-type="string">
                <text:p>stop50</text:p>
                <draw:g>
                  <svg:desc>test_tt_1.A5:test_tt_1.A5</svg:desc>
                </draw:g>
              </table:table-cell>
              <table:table-cell office:value-type="float" office:value="39.2336">
                <text:p>39.2336</text:p>
                <draw:g>
                  <svg:desc>test_tt_1.B5:test_tt_1.CW5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7.2448">
                <text:p>37.2448</text:p>
              </table:table-cell>
              <table:table-cell office:value-type="float" office:value="38.8756">
                <text:p>38.8756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9154">
                <text:p>38.9154</text:p>
              </table:table-cell>
              <table:table-cell office:value-type="float" office:value="38.9154">
                <text:p>38.9154</text:p>
              </table:table-cell>
              <table:table-cell office:value-type="float" office:value="39.048">
                <text:p>39.048</text:p>
              </table:table-cell>
              <table:table-cell office:value-type="float" office:value="39.048">
                <text:p>39.048</text:p>
              </table:table-cell>
              <table:table-cell office:value-type="float" office:value="38.9419">
                <text:p>38.9419</text:p>
              </table:table-cell>
              <table:table-cell office:value-type="float" office:value="39.048">
                <text:p>39.048</text:p>
              </table:table-cell>
              <table:table-cell office:value-type="float" office:value="37.563">
                <text:p>37.563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8.2525">
                <text:p>38.2525</text:p>
              </table:table-cell>
              <table:table-cell office:value-type="float" office:value="37.9077">
                <text:p>37.9077</text:p>
              </table:table-cell>
              <table:table-cell office:value-type="float" office:value="37.8812">
                <text:p>37.8812</text:p>
              </table:table-cell>
              <table:table-cell office:value-type="float" office:value="38.2392">
                <text:p>38.2392</text:p>
              </table:table-cell>
              <table:table-cell office:value-type="float" office:value="37.7353">
                <text:p>37.7353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8.2922">
                <text:p>38.2922</text:p>
              </table:table-cell>
              <table:table-cell office:value-type="float" office:value="38.1066">
                <text:p>38.1066</text:p>
              </table:table-cell>
              <table:table-cell office:value-type="float" office:value="37.616">
                <text:p>37.616</text:p>
              </table:table-cell>
              <table:table-cell office:value-type="float" office:value="36.8072">
                <text:p>36.8072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806">
                <text:p>39.1806</text:p>
              </table:table-cell>
              <table:table-cell office:value-type="float" office:value="39.1806">
                <text:p>39.1806</text:p>
              </table:table-cell>
              <table:table-cell office:value-type="float" office:value="36.9796">
                <text:p>36.9796</text:p>
              </table:table-cell>
              <table:table-cell office:value-type="float" office:value="36.542">
                <text:p>36.542</text:p>
              </table:table-cell>
              <table:table-cell office:value-type="float" office:value="38.6767">
                <text:p>38.6767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205">
                <text:p>37.205</text:p>
              </table:table-cell>
              <table:table-cell office:value-type="float" office:value="37.4834">
                <text:p>37.4834</text:p>
              </table:table-cell>
              <table:table-cell office:value-type="float" office:value="37.4834">
                <text:p>37.483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</table:table-row>
            <table:table-row>
              <table:table-cell office:value-type="string">
                <text:p>stop1000</text:p>
                <draw:g>
                  <svg:desc>test_tt_1.A4:test_tt_1.A4</svg:desc>
                </draw:g>
              </table:table-cell>
              <table:table-cell office:value-type="float" office:value="39.2336">
                <text:p>39.2336</text:p>
                <draw:g>
                  <svg:desc>test_tt_1.B4:test_tt_1.CW4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0.3898">
                <text:p>30.3898</text:p>
              </table:table-cell>
              <table:table-cell office:value-type="float" office:value="36.5951">
                <text:p>36.5951</text:p>
              </table:table-cell>
              <table:table-cell office:value-type="float" office:value="35.3752">
                <text:p>35.3752</text:p>
              </table:table-cell>
              <table:table-cell office:value-type="float" office:value="32.0472">
                <text:p>32.0472</text:p>
              </table:table-cell>
              <table:table-cell office:value-type="float" office:value="36.3431">
                <text:p>36.3431</text:p>
              </table:table-cell>
              <table:table-cell office:value-type="float" office:value="26.6375">
                <text:p>26.6375</text:p>
              </table:table-cell>
              <table:table-cell office:value-type="float" office:value="24.8077">
                <text:p>24.8077</text:p>
              </table:table-cell>
              <table:table-cell office:value-type="float" office:value="26.9292">
                <text:p>26.9292</text:p>
              </table:table-cell>
              <table:table-cell office:value-type="float" office:value="26.9159">
                <text:p>26.9159</text:p>
              </table:table-cell>
              <table:table-cell office:value-type="float" office:value="29.8064">
                <text:p>29.8064</text:p>
              </table:table-cell>
              <table:table-cell office:value-type="float" office:value="24.7017">
                <text:p>24.7017</text:p>
              </table:table-cell>
              <table:table-cell office:value-type="float" office:value="32.0737">
                <text:p>32.0737</text:p>
              </table:table-cell>
              <table:table-cell office:value-type="float" office:value="32.856">
                <text:p>32.856</text:p>
              </table:table-cell>
              <table:table-cell office:value-type="float" office:value="26.3325">
                <text:p>26.3325</text:p>
              </table:table-cell>
              <table:table-cell office:value-type="float" office:value="26.3193">
                <text:p>26.3193</text:p>
              </table:table-cell>
              <table:table-cell office:value-type="float" office:value="25.8022">
                <text:p>25.8022</text:p>
              </table:table-cell>
              <table:table-cell office:value-type="float" office:value="23.7603">
                <text:p>23.7603</text:p>
              </table:table-cell>
              <table:table-cell office:value-type="float" office:value="22.8852">
                <text:p>22.8852</text:p>
              </table:table-cell>
              <table:table-cell office:value-type="float" office:value="25.4574">
                <text:p>25.4574</text:p>
              </table:table-cell>
              <table:table-cell office:value-type="float" office:value="32.2196">
                <text:p>32.2196</text:p>
              </table:table-cell>
              <table:table-cell office:value-type="float" office:value="27.1811">
                <text:p>27.1811</text:p>
              </table:table-cell>
              <table:table-cell office:value-type="float" office:value="24.2243">
                <text:p>24.2243</text:p>
              </table:table-cell>
              <table:table-cell office:value-type="float" office:value="16.8921">
                <text:p>16.8921</text:p>
              </table:table-cell>
              <table:table-cell office:value-type="float" office:value="26.4651">
                <text:p>26.4651</text:p>
              </table:table-cell>
              <table:table-cell office:value-type="float" office:value="19.0798">
                <text:p>19.0798</text:p>
              </table:table-cell>
              <table:table-cell office:value-type="float" office:value="15.9507">
                <text:p>15.9507</text:p>
              </table:table-cell>
              <table:table-cell office:value-type="float" office:value="16.6269">
                <text:p>16.6269</text:p>
              </table:table-cell>
              <table:table-cell office:value-type="float" office:value="24.4497">
                <text:p>24.4497</text:p>
              </table:table-cell>
              <table:table-cell office:value-type="float" office:value="24.6884">
                <text:p>24.6884</text:p>
              </table:table-cell>
              <table:table-cell office:value-type="float" office:value="24.3304">
                <text:p>24.3304</text:p>
              </table:table-cell>
              <table:table-cell office:value-type="float" office:value="21.188">
                <text:p>21.188</text:p>
              </table:table-cell>
              <table:table-cell office:value-type="float" office:value="23.3758">
                <text:p>23.3758</text:p>
              </table:table-cell>
              <table:table-cell office:value-type="float" office:value="19.1063">
                <text:p>19.1063</text:p>
              </table:table-cell>
              <table:table-cell office:value-type="float" office:value="23.2564">
                <text:p>23.2564</text:p>
              </table:table-cell>
              <table:table-cell office:value-type="float" office:value="32.8825">
                <text:p>32.8825</text:p>
              </table:table-cell>
              <table:table-cell office:value-type="float" office:value="17.5152">
                <text:p>17.5152</text:p>
              </table:table-cell>
              <table:table-cell office:value-type="float" office:value="24.41">
                <text:p>24.41</text:p>
              </table:table-cell>
              <table:table-cell office:value-type="float" office:value="24.0255">
                <text:p>24.0255</text:p>
              </table:table-cell>
              <table:table-cell office:value-type="float" office:value="24.4895">
                <text:p>24.4895</text:p>
              </table:table-cell>
              <table:table-cell office:value-type="float" office:value="25.1525">
                <text:p>25.1525</text:p>
              </table:table-cell>
              <table:table-cell office:value-type="float" office:value="31.6097">
                <text:p>31.6097</text:p>
              </table:table-cell>
              <table:table-cell office:value-type="float" office:value="19.4246">
                <text:p>19.4246</text:p>
              </table:table-cell>
              <table:table-cell office:value-type="float" office:value="16.7197">
                <text:p>16.7197</text:p>
              </table:table-cell>
              <table:table-cell office:value-type="float" office:value="26.1071">
                <text:p>26.1071</text:p>
              </table:table-cell>
              <table:table-cell office:value-type="float" office:value="27.791">
                <text:p>27.791</text:p>
              </table:table-cell>
              <table:table-cell office:value-type="float" office:value="17.8069">
                <text:p>17.8069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2.803">
                <text:p>32.803</text:p>
              </table:table-cell>
              <table:table-cell office:value-type="float" office:value="4.81305">
                <text:p>4.81305</text:p>
              </table:table-cell>
              <table:table-cell office:value-type="float" office:value="20.3792">
                <text:p>20.3792</text:p>
              </table:table-cell>
              <table:table-cell office:value-type="float" office:value="13.7364">
                <text:p>13.7364</text:p>
              </table:table-cell>
              <table:table-cell office:value-type="float" office:value="27.7645">
                <text:p>27.7645</text:p>
              </table:table-cell>
              <table:table-cell office:value-type="float" office:value="7.38531">
                <text:p>7.38531</text:p>
              </table:table-cell>
              <table:table-cell office:value-type="float" office:value="19.3848">
                <text:p>19.3848</text:p>
              </table:table-cell>
              <table:table-cell office:value-type="float" office:value="28.3744">
                <text:p>28.3744</text:p>
              </table:table-cell>
              <table:table-cell office:value-type="float" office:value="12.437">
                <text:p>12.437</text:p>
              </table:table-cell>
              <table:table-cell office:value-type="float" office:value="7.96871">
                <text:p>7.96871</text:p>
              </table:table-cell>
              <table:table-cell office:value-type="float" office:value="12.2779">
                <text:p>12.2779</text:p>
              </table:table-cell>
              <table:table-cell office:value-type="float" office:value="17.4755">
                <text:p>17.4755</text:p>
              </table:table-cell>
              <table:table-cell office:value-type="float" office:value="10.4349">
                <text:p>10.4349</text:p>
              </table:table-cell>
              <table:table-cell office:value-type="float" office:value="15.4336">
                <text:p>15.4336</text:p>
              </table:table-cell>
              <table:table-cell office:value-type="float" office:value="16.481">
                <text:p>16.481</text:p>
              </table:table-cell>
              <table:table-cell office:value-type="float" office:value="15.6988">
                <text:p>15.6988</text:p>
              </table:table-cell>
              <table:table-cell office:value-type="float" office:value="15.0756">
                <text:p>15.0756</text:p>
              </table:table-cell>
              <table:table-cell office:value-type="float" office:value="13.8823">
                <text:p>13.8823</text:p>
              </table:table-cell>
              <table:table-cell office:value-type="float" office:value="12.7022">
                <text:p>12.7022</text:p>
              </table:table-cell>
              <table:table-cell office:value-type="float" office:value="3.68602">
                <text:p>3.68602</text:p>
              </table:table-cell>
              <table:table-cell office:value-type="float" office:value="12.6889">
                <text:p>12.6889</text:p>
              </table:table-cell>
              <table:table-cell office:value-type="float" office:value="18.0589">
                <text:p>18.0589</text:p>
              </table:table-cell>
              <table:table-cell office:value-type="float" office:value="11.6415">
                <text:p>11.6415</text:p>
              </table:table-cell>
              <table:table-cell office:value-type="float" office:value="16.5341">
                <text:p>16.5341</text:p>
              </table:table-cell>
              <table:table-cell office:value-type="float" office:value="7.33227">
                <text:p>7.33227</text:p>
              </table:table-cell>
              <table:table-cell office:value-type="float" office:value="14.3198">
                <text:p>14.3198</text:p>
              </table:table-cell>
              <table:table-cell office:value-type="float" office:value="13.4845">
                <text:p>13.4845</text:p>
              </table:table-cell>
              <table:table-cell office:value-type="float" office:value="13.8027">
                <text:p>13.8027</text:p>
              </table:table-cell>
              <table:table-cell office:value-type="float" office:value="6.48369">
                <text:p>6.48369</text:p>
              </table:table-cell>
              <table:table-cell office:value-type="float" office:value="6.04614">
                <text:p>6.04614</text:p>
              </table:table-cell>
              <table:table-cell office:value-type="float" office:value="15.9772">
                <text:p>15.9772</text:p>
              </table:table-cell>
              <table:table-cell office:value-type="float" office:value="14.1077">
                <text:p>14.1077</text:p>
              </table:table-cell>
              <table:table-cell office:value-type="float" office:value="9.65261">
                <text:p>9.65261</text:p>
              </table:table-cell>
              <table:table-cell office:value-type="float" office:value="16.7064">
                <text:p>16.7064</text:p>
              </table:table-cell>
              <table:table-cell office:value-type="float" office:value="13.0867">
                <text:p>13.0867</text:p>
              </table:table-cell>
              <table:table-cell office:value-type="float" office:value="4.38876">
                <text:p>4.38876</text:p>
              </table:table-cell>
              <table:table-cell office:value-type="float" office:value="19.8356">
                <text:p>19.8356</text:p>
              </table:table-cell>
            </table:table-row>
            <table:table-row>
              <table:table-cell office:value-type="string">
                <text:p>stop750</text:p>
                <draw:g>
                  <svg:desc>test_tt_1.A3:test_tt_1.A3</svg:desc>
                </draw:g>
              </table:table-cell>
              <table:table-cell office:value-type="float" office:value="39.2336">
                <text:p>39.2336</text:p>
                <draw:g>
                  <svg:desc>test_tt_1.B3:test_tt_1.CW3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0.5357">
                <text:p>30.5357</text:p>
              </table:table-cell>
              <table:table-cell office:value-type="float" office:value="37.258">
                <text:p>37.258</text:p>
              </table:table-cell>
              <table:table-cell office:value-type="float" office:value="35.3752">
                <text:p>35.3752</text:p>
              </table:table-cell>
              <table:table-cell office:value-type="float" office:value="32.2328">
                <text:p>32.2328</text:p>
              </table:table-cell>
              <table:table-cell office:value-type="float" office:value="36.3431">
                <text:p>36.3431</text:p>
              </table:table-cell>
              <table:table-cell office:value-type="float" office:value="30.244">
                <text:p>30.244</text:p>
              </table:table-cell>
              <table:table-cell office:value-type="float" office:value="24.8077">
                <text:p>24.8077</text:p>
              </table:table-cell>
              <table:table-cell office:value-type="float" office:value="29.7269">
                <text:p>29.7269</text:p>
              </table:table-cell>
              <table:table-cell office:value-type="float" office:value="26.9159">
                <text:p>26.9159</text:p>
              </table:table-cell>
              <table:table-cell office:value-type="float" office:value="30.1644">
                <text:p>30.1644</text:p>
              </table:table-cell>
              <table:table-cell office:value-type="float" office:value="24.7017">
                <text:p>24.7017</text:p>
              </table:table-cell>
              <table:table-cell office:value-type="float" office:value="32.14">
                <text:p>32.14</text:p>
              </table:table-cell>
              <table:table-cell office:value-type="float" office:value="33.6118">
                <text:p>33.6118</text:p>
              </table:table-cell>
              <table:table-cell office:value-type="float" office:value="27.7513">
                <text:p>27.7513</text:p>
              </table:table-cell>
              <table:table-cell office:value-type="float" office:value="26.3193">
                <text:p>26.3193</text:p>
              </table:table-cell>
              <table:table-cell office:value-type="float" office:value="27.3535">
                <text:p>27.3535</text:p>
              </table:table-cell>
              <table:table-cell office:value-type="float" office:value="24.3967">
                <text:p>24.3967</text:p>
              </table:table-cell>
              <table:table-cell office:value-type="float" office:value="23.2962">
                <text:p>23.2962</text:p>
              </table:table-cell>
              <table:table-cell office:value-type="float" office:value="28.096">
                <text:p>28.096</text:p>
              </table:table-cell>
              <table:table-cell office:value-type="float" office:value="32.9753">
                <text:p>32.9753</text:p>
              </table:table-cell>
              <table:table-cell office:value-type="float" office:value="27.1811">
                <text:p>27.1811</text:p>
              </table:table-cell>
              <table:table-cell office:value-type="float" office:value="24.3569">
                <text:p>24.3569</text:p>
              </table:table-cell>
              <table:table-cell office:value-type="float" office:value="17.0379">
                <text:p>17.0379</text:p>
              </table:table-cell>
              <table:table-cell office:value-type="float" office:value="33.6781">
                <text:p>33.6781</text:p>
              </table:table-cell>
              <table:table-cell office:value-type="float" office:value="19.6897">
                <text:p>19.6897</text:p>
              </table:table-cell>
              <table:table-cell office:value-type="float" office:value="15.9507">
                <text:p>15.9507</text:p>
              </table:table-cell>
              <table:table-cell office:value-type="float" office:value="23.1238">
                <text:p>23.1238</text:p>
              </table:table-cell>
              <table:table-cell office:value-type="float" office:value="24.4497">
                <text:p>24.4497</text:p>
              </table:table-cell>
              <table:table-cell office:value-type="float" office:value="24.6884">
                <text:p>24.6884</text:p>
              </table:table-cell>
              <table:table-cell office:value-type="float" office:value="24.3304">
                <text:p>24.3304</text:p>
              </table:table-cell>
              <table:table-cell office:value-type="float" office:value="22.4344">
                <text:p>22.4344</text:p>
              </table:table-cell>
              <table:table-cell office:value-type="float" office:value="23.6542">
                <text:p>23.6542</text:p>
              </table:table-cell>
              <table:table-cell office:value-type="float" office:value="25.9878">
                <text:p>25.9878</text:p>
              </table:table-cell>
              <table:table-cell office:value-type="float" office:value="23.6807">
                <text:p>23.6807</text:p>
              </table:table-cell>
              <table:table-cell office:value-type="float" office:value="33.0416">
                <text:p>33.0416</text:p>
              </table:table-cell>
              <table:table-cell office:value-type="float" office:value="17.5152">
                <text:p>17.5152</text:p>
              </table:table-cell>
              <table:table-cell office:value-type="float" office:value="24.41">
                <text:p>24.41</text:p>
              </table:table-cell>
              <table:table-cell office:value-type="float" office:value="26.2397">
                <text:p>26.2397</text:p>
              </table:table-cell>
              <table:table-cell office:value-type="float" office:value="24.4895">
                <text:p>24.4895</text:p>
              </table:table-cell>
              <table:table-cell office:value-type="float" office:value="25.7889">
                <text:p>25.7889</text:p>
              </table:table-cell>
              <table:table-cell office:value-type="float" office:value="31.6097">
                <text:p>31.6097</text:p>
              </table:table-cell>
              <table:table-cell office:value-type="float" office:value="20.7505">
                <text:p>20.7505</text:p>
              </table:table-cell>
              <table:table-cell office:value-type="float" office:value="16.7197">
                <text:p>16.7197</text:p>
              </table:table-cell>
              <table:table-cell office:value-type="float" office:value="26.1071">
                <text:p>26.1071</text:p>
              </table:table-cell>
              <table:table-cell office:value-type="float" office:value="28.8385">
                <text:p>28.8385</text:p>
              </table:table-cell>
              <table:table-cell office:value-type="float" office:value="24.5823">
                <text:p>24.5823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2.803">
                <text:p>32.803</text:p>
              </table:table-cell>
              <table:table-cell office:value-type="float" office:value="13.4712">
                <text:p>13.4712</text:p>
              </table:table-cell>
              <table:table-cell office:value-type="float" office:value="26.7436">
                <text:p>26.7436</text:p>
              </table:table-cell>
              <table:table-cell office:value-type="float" office:value="15.0093">
                <text:p>15.0093</text:p>
              </table:table-cell>
              <table:table-cell office:value-type="float" office:value="27.7645">
                <text:p>27.7645</text:p>
              </table:table-cell>
              <table:table-cell office:value-type="float" office:value="16.3219">
                <text:p>16.3219</text:p>
              </table:table-cell>
              <table:table-cell office:value-type="float" office:value="21.7714">
                <text:p>21.7714</text:p>
              </table:table-cell>
              <table:table-cell office:value-type="float" office:value="33.9565">
                <text:p>33.9565</text:p>
              </table:table-cell>
              <table:table-cell office:value-type="float" office:value="13.0735">
                <text:p>13.0735</text:p>
              </table:table-cell>
              <table:table-cell office:value-type="float" office:value="8.51233">
                <text:p>8.51233</text:p>
              </table:table-cell>
              <table:table-cell office:value-type="float" office:value="12.2779">
                <text:p>12.2779</text:p>
              </table:table-cell>
              <table:table-cell office:value-type="float" office:value="17.4755">
                <text:p>17.4755</text:p>
              </table:table-cell>
              <table:table-cell office:value-type="float" office:value="28.2418">
                <text:p>28.2418</text:p>
              </table:table-cell>
              <table:table-cell office:value-type="float" office:value="18.0589">
                <text:p>18.0589</text:p>
              </table:table-cell>
              <table:table-cell office:value-type="float" office:value="18.9075">
                <text:p>18.9075</text:p>
              </table:table-cell>
              <table:table-cell office:value-type="float" office:value="15.6988">
                <text:p>15.6988</text:p>
              </table:table-cell>
              <table:table-cell office:value-type="float" office:value="16.0833">
                <text:p>16.0833</text:p>
              </table:table-cell>
              <table:table-cell office:value-type="float" office:value="14.6778">
                <text:p>14.6778</text:p>
              </table:table-cell>
              <table:table-cell office:value-type="float" office:value="19.2522">
                <text:p>19.2522</text:p>
              </table:table-cell>
              <table:table-cell office:value-type="float" office:value="15.1684">
                <text:p>15.1684</text:p>
              </table:table-cell>
              <table:table-cell office:value-type="float" office:value="21.8244">
                <text:p>21.8244</text:p>
              </table:table-cell>
              <table:table-cell office:value-type="float" office:value="18.0589">
                <text:p>18.0589</text:p>
              </table:table-cell>
              <table:table-cell office:value-type="float" office:value="15.7518">
                <text:p>15.7518</text:p>
              </table:table-cell>
              <table:table-cell office:value-type="float" office:value="19.2257">
                <text:p>19.2257</text:p>
              </table:table-cell>
              <table:table-cell office:value-type="float" office:value="13.2989">
                <text:p>13.2989</text:p>
              </table:table-cell>
              <table:table-cell office:value-type="float" office:value="14.3198">
                <text:p>14.3198</text:p>
              </table:table-cell>
              <table:table-cell office:value-type="float" office:value="13.6701">
                <text:p>13.6701</text:p>
              </table:table-cell>
              <table:table-cell office:value-type="float" office:value="13.8027">
                <text:p>13.8027</text:p>
              </table:table-cell>
              <table:table-cell office:value-type="float" office:value="7.13339">
                <text:p>7.13339</text:p>
              </table:table-cell>
              <table:table-cell office:value-type="float" office:value="6.04614">
                <text:p>6.04614</text:p>
              </table:table-cell>
              <table:table-cell office:value-type="float" office:value="17.7407">
                <text:p>17.7407</text:p>
              </table:table-cell>
              <table:table-cell office:value-type="float" office:value="15.6855">
                <text:p>15.6855</text:p>
              </table:table-cell>
              <table:table-cell office:value-type="float" office:value="14.28">
                <text:p>14.28</text:p>
              </table:table-cell>
              <table:table-cell office:value-type="float" office:value="16.7064">
                <text:p>16.7064</text:p>
              </table:table-cell>
              <table:table-cell office:value-type="float" office:value="13.0867">
                <text:p>13.0867</text:p>
              </table:table-cell>
              <table:table-cell office:value-type="float" office:value="4.38876">
                <text:p>4.38876</text:p>
              </table:table-cell>
              <table:table-cell office:value-type="float" office:value="19.8356">
                <text:p>19.8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